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P4" style:parent-style-name="Textbody" style:family="paragraph">
      <style:paragraph-properties fo:text-align="center"/>
    </style:style>
    <style:style style:name="P5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P6" style:parent-style-name="Textbody" style:family="paragraph">
      <style:paragraph-properties fo:text-align="center"/>
      <style:text-properties fo:font-style="italic" style:font-style-asian="italic" style:font-style-complex="italic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color="#C9211E"/>
    </style:style>
    <style:style style:name="P12" style:parent-style-name="Textbody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Textbody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P17" style:parent-style-name="Textbody" style:family="paragraph"/>
    <style:style style:name="P18" style:parent-style-name="Textbody" style:family="paragraph"/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Textbody" style:family="paragraph"/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Textbody" style:family="paragraph"/>
    <style:style style:name="P30" style:parent-style-name="Textbody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P49" style:parent-style-name="Textbody" style:family="paragraph"/>
    <style:style style:name="P50" style:parent-style-name="Textbody" style:family="paragraph"/>
    <style:style style:name="T51" style:parent-style-name="DefaultParagraphFont" style:family="text">
      <style:text-properties fo:language="en" fo:country="US"/>
    </style:style>
    <style:style style:name="T52" style:parent-style-name="DefaultParagraphFont" style:family="text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color="#C9211E"/>
    </style:style>
    <style:style style:name="P64" style:parent-style-name="Textbody" style:family="paragraph"/>
    <style:style style:name="T65" style:parent-style-name="DefaultParagraphFont" style:family="text">
      <style:text-properties fo:language="en" fo:country="US"/>
    </style:style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P74" style:parent-style-name="Textbody" style:family="paragraph"/>
    <style:style style:name="P75" style:parent-style-name="Textbody" style:family="paragraph"/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T81" style:parent-style-name="DefaultParagraphFont" style:family="text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language="en" fo:country="US"/>
    </style:style>
  </office:automatic-styles>
  <office:body>
    <office:text text:use-soft-page-breaks="true">
      <text:h text:style-name="P1" text:outline-level="1">Комплекс ПО для ПЛК на базе<text:s/><text:span text:style-name="T2">Open</text:span><text:s/><text:span text:style-name="T3">PLC</text:span>.</text:h>
      <text:p text:style-name="P4">Версия 1.0.</text:p>
      <text:p text:style-name="P5">Техническое задание.</text:p>
      <text:p text:style-name="P6"/>
      <text:h text:style-name="Heading3" text:outline-level="3">О версиях документа</text:h>
      <text:p text:style-name="Textbody">Отслеживание всех изменений данного документа (как внесённых сотрудниками<text:s/><text:span text:style-name="T7">Kauri</text:span>, так и третьими лицами) <text:s/>ведётся при помощи СКВ<text:s/><text:span text:style-name="T8">Git</text:span>. Для более полного использования возможностей СКВ рекомендуется использовать формат сохранения .<text:span text:style-name="T9">fodt</text:span>. Кроме того, часть предложенных возможностей по разным причинам не войдёт в ближайшую версию продукта. Они могут быть исключены совсем, или перенесены в дорожную карту.</text:p>
      <text:h text:style-name="Heading2" text:outline-level="2">Назначение продукта</text:h>
      <text:p text:style-name="Textbody">Продукт должен обеспечивать среды для разработки программ на языках<text:s/><text:span text:style-name="T10">МЭК 61131-3<text:s/></text:span>( возможно не все они будут поддержаны в ближайшей версии) и их исполнения на создаваемых в рамках проекта ПЛК.</text:p>
      <text:h text:style-name="Heading2" text:outline-level="2">Состав продукта</text:h>
      <text:p text:style-name="Textbody">Функционально продукт состоит из <text:s/>следующих компонентов(<text:span text:style-name="T11">Здесь картинка</text:span>):</text:p>
      <text:list text:style-name="LFO1" text:continue-numbering="true">
        <text:list-item>
          <text:p text:style-name="P12">Среда разработки. Графическая оболочка, включающая редактор языков<text:s/><text:line-break/><text:span text:style-name="T13">МЭК 61131-3</text:span>, управления сборкой и жизненным циклом проекта. Для работы требует значительных ресурсов и операционной системы с графическим оконным интерфейсом. Её реализация определяет все в принципе доступные функционалные блоки.</text:p>
        </text:list-item>
        <text:list-item>
          <text:p text:style-name="P14">Модули поддержки конкретных сочетаний контроллеров и средств исполнения(<text:span text:style-name="T15">BSP</text:span>). Загружается в среду разработки и является её частью. Состоит из специфических средств компиляции, сборки, отладки и библиотек как для целевого контроллера, так и для эмуляции. Определяет, какие из доступных в среде выполнения функциональных блоков доступны для данного сочетания. В ближайшей версии планируется разработка одного<text:s/><text:span text:style-name="T16">BSP</text:span>.</text:p>
        </text:list-item>
        <text:list-item>
          <text:p text:style-name="P17">Среда исполнения. Специальное заранее программируемое ПО целевого контроллера, обеспечивающее загрузку собранной программы, её запуск, доступ к периферии и другим возможностям. В ближайшей версии планируется разработка одной такой среды.</text:p>
        </text:list-item>
        <text:list-item>
          <text:p text:style-name="P18">Средство контроля. Используется для управления парком контроллеров, возможно разных. Может сохранять для длительного хранения информацию о событиях и состояниях контроллеров и выполняемых программ. Может оповещать о заранее заданных событиях по<text:s/><text:span text:style-name="T19">SMS</text:span>/<text:span text:style-name="T20">E</text:span>-<text:span text:style-name="T21">Mail</text:span>/<text:span text:style-name="T22">Telegram</text:span>/… Для работы требует значительных ресурсов. Возможно развёртывание в облаке с<text:s/><text:span text:style-name="T23">web</text:span>/<text:span text:style-name="T24">mobile</text:span><text:s/><text:span text:style-name="T25">app</text:span><text:s/>в качестве интерфейса.</text:p>
        </text:list-item>
      </text:list>
      <text:soft-page-break/>
      <text:h text:style-name="Heading2" text:outline-level="2">Требования к среде разработки</text:h>
      <text:list text:style-name="LFO2" text:continue-numbering="true">
        <text:list-item>
          <text:p text:style-name="P26">Выбор типа контроллера и способа взаимодействия с ним(<text:span text:style-name="T27">TCP</text:span>,<text:s/><text:span text:style-name="T28">Serial</text:span>…)</text:p>
        </text:list-item>
        <text:list-item>
          <text:p text:style-name="P29">В зависимости от выбранного контроллера предоставлять доступ к соответствующей конфигурации.</text:p>
        </text:list-item>
        <text:list-item>
          <text:p text:style-name="P30">Создавать, сохранять и загружать проекты на поддерживаемых языках<text:s/><text:span text:style-name="T31">МЭК 61131-3</text:span>.</text:p>
        </text:list-item>
        <text:list-item>
          <text:p text:style-name="P32">Осуществлять трансляцию содержащихся в проектах программ в корректно исполняющийся код в формате требуемом для его выполнения в исполнительной среде ( с учётом ограничений купленной лицензии ).</text:p>
        </text:list-item>
        <text:list-item>
          <text:p text:style-name="P33">Предоставлять эмуляцию исполнения программы без контроллера с возможностью отладки.</text:p>
        </text:list-item>
        <text:list-item>
          <text:p text:style-name="P34">Осуществлять загрузку программы на контроллер, и отладку её в тех конфигурациях, где она поддерживается.</text:p>
        </text:list-item>
        <text:list-item>
          <text:p text:style-name="P35">Доступ к информации о синтаксических, логических, аппаратных ошибках и событиях, необходимых для написания и отладки программ.</text:p>
        </text:list-item>
        <text:list-item>
          <text:p text:style-name="P36">Индикацию оценки использования доступной памяти устройства программой</text:p>
        </text:list-item>
      </text:list>
      <text:h text:style-name="Heading2" text:outline-level="2">Требования к встроенной среде исполнения</text:h>
      <text:list text:style-name="LFO3" text:continue-numbering="true">
        <text:list-item>
          <text:p text:style-name="P37">Загрузка кода с использованием доступных средств связи. Должны иметься средства загрузки без использования среды разработки. Осуществление контроля совместимости загружаемого кода с версией прошивки и контроллера с уведомлением пользователя.</text:p>
        </text:list-item>
        <text:list-item>
          <text:p text:style-name="P38">Полное стирание(обнуление) прошивки.</text:p>
        </text:list-item>
        <text:list-item>
          <text:p text:style-name="P39">Светоцветовая индикация состояний работа/загрузка/простой/авария.</text:p>
        </text:list-item>
        <text:list-item>
          <text:p text:style-name="P40">Предоставление по доступным средствам связи информации о версии и аппаратной конфигурации.</text:p>
        </text:list-item>
        <text:list-item>
          <text:p text:style-name="P41">Запуск, остановка, перезагрузка, установка параметров средствами внешнего управления.</text:p>
        </text:list-item>
        <text:list-item>
          <text:p text:style-name="P42">Доступ к мониторинговой информации и состоянии исполнения с использованием доступных средств связи.</text:p>
        </text:list-item>
        <text:list-item>
          <text:p text:style-name="P43">Возможность удалённой перепрошивки самой среды исполнения.</text:p>
        </text:list-item>
        <text:list-item>
          <text:p text:style-name="P44">Оповещение об авариях и других отказах в работе. Ведение лога? (можно добавить возможность сохранения логов во<text:s/><text:span text:style-name="T45">flash</text:span><text:s/>памяти (лучше добавить для этого отдельный<text:s/><text:span text:style-name="T46">eeprom</text:span><text:s/>или предусмотреть разъём для<text:s/><text:span text:style-name="T47">sd</text:span><text:s/>карт) с<text:s/><text:span text:style-name="T48">modbus</text:span><text:s/>эндпоинтами для получения сообщений и реализовать отдельное окно в редакторе для получения логов устройства)</text:p>
        </text:list-item>
        <text:list-item>
          <text:p text:style-name="P49">Отладка на тех контроллерах, где она доступна.</text:p>
        </text:list-item>
        <text:list-item>
          <text:p text:style-name="P50">Загрузка нескольких программ и переключение между ними? (можно сделать, но опять же для этого нужна по-хорошему отдельная<text:s/><text:span text:style-name="T51">eeprom</text:span>, но не уверен, где это может применяться с учётом того, кроме более быстрого тестирования)</text:p>
        </text:list-item>
      </text:list>
      <text:h text:style-name="Heading2" text:outline-level="2">Требования к средству контроля</text:h>
      <text:p text:style-name="Textbody">Хотя, в случае реализации протокола<text:s/><text:span text:style-name="T52">OPC</text:span>-<text:span text:style-name="T53">UA</text:span>, в качестве средства контроля может использоваться почти любая современная система<text:s/><text:span text:style-name="T54">SCADA</text:span>, а при реализации<text:s/><text:span text:style-name="T55">SNMP</text:span><text:s/>можно использовать системы подобные<text:s/><text:span text:style-name="T56">Zabbix</text:span>, имеется необходимый минимум возможностей, которые должны быть реализованы в составе продукта. Вопрос о необходимости такого средства отдельно от среды разработки на данный момент открыт.</text:p>
      <text:list text:style-name="LFO4" text:continue-numbering="true">
        <text:list-item>
          <text:p text:style-name="P57">Статическая информация о каждом отслеживаемом контроллере и исполняющейся на нём программе.</text:p>
        </text:list-item>
        <text:list-item>
          <text:p text:style-name="P58">Отображение логов, ошибок, предупреждений.</text:p>
        </text:list-item>
        <text:list-item>
          <text:p text:style-name="P59">Состояние устройств ( работа/загрузка/простой/авария ).</text:p>
        </text:list-item>
        <text:list-item>
          <text:p text:style-name="P60">Выполнение сценариев по управлению?</text:p>
        </text:list-item>
        <text:list-item>
          <text:p text:style-name="P61">Отображение к доступным регистрам состояния контролируемых устройств.</text:p>
        </text:list-item>
      </text:list>
      <text:p text:style-name="Textbody">Понятно, что крайне желательным было бы построение полноценной<text:s/><text:span text:style-name="T62">SCADA</text:span><text:s/>системы с возможностью настраиваемого пользователем графического представления состояния системы, сценариями оркестрации, оповещения и мобильным приложением. Также понятно, что самостоятельная разработка такой системы потребует очень серьёзных инвестиций. Тем не менее, стоит подумать какие ещё из функций таких систем по соотношению ценность/цена стоит хотя бы обсудить.</text:p>
      <text:h text:style-name="Heading2" text:outline-level="2">Связь с внешними системами</text:h>
      <text:p text:style-name="Textbody">(<text:span text:style-name="T63">Здесь картинка</text:span>)</text:p>
      <text:h text:style-name="Heading2" text:outline-level="2">Функцональные блоки</text:h>
      <text:p text:style-name="Textbody">Возможности по созданию и исполнению программ определяются как её размером так и доступными функциональными блоками(ФБ). В среде исполнения должны быть доступны следующие ФБ:</text:p>
      <text:list text:style-name="LFO4" text:continue-numbering="true">
        <text:list-item>
          <text:list>
            <text:list-item>
              <text:p text:style-name="P64">Различные таймеры, триггеры, семафор, защёлки (<text:span text:style-name="T65">latches</text:span>) для сомвестного доступа к ресурсу.</text:p>
            </text:list-item>
            <text:list-item>
              <text:p text:style-name="P66">Часы реального времени, блоки интегрирования, дифференцирования, гистерезиса, ПИД регулятор.</text:p>
            </text:list-item>
            <text:list-item>
              <text:p text:style-name="P67">Блоки для конвертирования одних типов в другие.</text:p>
            </text:list-item>
            <text:list-item>
              <text:p text:style-name="P68">Блоки для сравнения типов.</text:p>
            </text:list-item>
            <text:list-item>
              <text:p text:style-name="P69">Блоки для осуществления унарных операций над числами (взятие по модулю, вычисление экспоненты и т. д.) и бинарных операций (умножение, деление, возведение в степень и т. д.)</text:p>
            </text:list-item>
            <text:list-item>
              <text:p text:style-name="P70">Блоки для работы с временными типами.</text:p>
            </text:list-item>
            <text:list-item>
              <text:p text:style-name="P71">Блоки для работы с бинарными типами (<text:span text:style-name="T72">BOOL</text:span>,<text:s/><text:span text:style-name="T73">WORD</text:span>, …). Реализация унарных операций (повороты, сдвиги) и бинарных операций (логическое «или», логическое «и», отрицание, исключающее «или»).</text:p>
            </text:list-item>
            <text:list-item>
              <text:p text:style-name="P74">Блоки для работы со строками (конкатенация, поиск, замена, вставка и т. д.).</text:p>
            </text:list-item>
            <text:list-item>
              <text:p text:style-name="P75">Блоки для работы с поддерживаемыми протоколами (<text:span text:style-name="T76">Modbus</text:span><text:s/><text:span text:style-name="T77">RTU</text:span>(<text:span text:style-name="T78">master</text:span>),<text:s/><text:span text:style-name="T79">Modbus</text:span><text:s/><text:span text:style-name="T80">TCP</text:span>(<text:span text:style-name="T81">master</text:span>),<text:s/><text:span text:style-name="T82">MQTT</text:span>(<text:span text:style-name="T83">client</text:span>),<text:s/><text:span text:style-name="T84">OPC</text:span><text:s/><text:span text:style-name="T85">UA</text:span>(<text:span text:style-name="T86">client</text:span>/<text:span text:style-name="T87">server</text:span>),<text:s/><text:span text:style-name="T88">SNMP</text:span>(<text:span text:style-name="T89">client</text:span>)).</text:p>
            </text:list-item>
          </text:list>
        </text:list-item>
      </text:list>
      <text:h text:style-name="Heading2" text:outline-level="2">Типичные сценарии использования</text:h>
      <text:p text:style-name="Textbody">Сценарии использования отражены в папке<text:span text:style-name="T90"><text:s/></text:span><text:span text:style-name="T91">using</text:span>_<text:span text:style-name="T92">scenarios</text:span>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il</meta:initial-creator>
    <dc:creator>Сухих Даниил Андреевич</dc:creator>
    <meta:creation-date>2024-07-11T16:39:00Z</meta:creation-date>
    <dc:date>2024-07-11T16:41:00Z</dc:date>
    <meta:template xlink:href="Normal.dotm" xlink:type="simple"/>
    <meta:editing-cycles>4</meta:editing-cycles>
    <meta:editing-duration>PT60S</meta:editing-duration>
    <meta:document-statistic meta:page-count="4" meta:paragraph-count="13" meta:word-count="991" meta:character-count="6631" meta:row-count="47" meta:non-whitespace-character-count="5653"/>
  </office:meta>
</office:document-meta>
</file>